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face style:name="Aptos Display" svg:font-family="'Aptos Display'" style:font-family-generic="roman"/>
    <style:font-face style:name="Cambria" svg:font-family="Cambria" style:font-family-generic="roman"/>
    <style:font-face style:name="Cambria1" svg:font-family="Cambri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Normal" style:master-page-name="MP0">
      <style:paragraph-properties fo:text-align="justify" style:justify-single-word="false" style:page-number="auto" fo:break-before="page"/>
      <style:text-properties style:font-name="Cambria1" fo:font-size="9pt" style:font-size-asian="9pt" style:font-size-complex="9pt"/>
    </style:style>
    <style:style style:name="P2" style:family="paragraph" style:parent-style-name="Normal">
      <style:paragraph-properties fo:text-align="justify" style:justify-single-word="false"/>
      <style:text-properties style:font-name="Cambria1" fo:font-size="9pt" style:font-size-asian="9pt" style:font-size-complex="9pt"/>
    </style:style>
    <style:style style:name="P3" style:family="paragraph" style:parent-style-name="Normal">
      <style:paragraph-properties fo:text-align="justify" style:justify-single-word="false"/>
      <style:text-properties style:font-name="Cambria1" fo:font-size="9pt" officeooo:paragraph-rsid="004e795a" style:font-size-asian="9pt" style:font-size-complex="9pt"/>
    </style:style>
    <style:style style:name="P4" style:family="paragraph" style:parent-style-name="Normal">
      <style:paragraph-properties fo:text-align="justify" style:justify-single-word="false"/>
    </style:style>
    <style:style style:name="P5" style:family="paragraph" style:parent-style-name="Normal">
      <style:paragraph-properties fo:text-align="justify" style:justify-single-word="false"/>
      <style:text-properties style:font-name="Cambria1" fo:font-size="9pt" fo:font-style="italic" style:font-size-asian="9pt" style:font-style-asian="italic" style:font-size-complex="9pt" style:font-style-complex="italic"/>
    </style:style>
    <style:style style:name="P6" style:family="paragraph" style:parent-style-name="Normal">
      <style:paragraph-properties fo:text-align="justify" style:justify-single-word="false"/>
      <style:text-properties style:font-name="Cambria1" fo:font-size="9pt" officeooo:paragraph-rsid="00186426" style:font-size-asian="9pt" style:font-size-complex="9pt"/>
    </style:style>
    <style:style style:name="P7" style:family="paragraph" style:parent-style-name="Normal">
      <style:paragraph-properties fo:text-align="justify" style:justify-single-word="false"/>
      <style:text-properties style:font-name="Cambria1" fo:font-size="9pt" officeooo:paragraph-rsid="001b4788" style:font-size-asian="9pt" style:font-size-complex="9pt"/>
    </style:style>
    <style:style style:name="P8" style:family="paragraph" style:parent-style-name="Normal">
      <style:paragraph-properties fo:text-align="justify" style:justify-single-word="false"/>
      <style:text-properties style:font-name="Cambria1" fo:font-size="9pt" officeooo:paragraph-rsid="001ac48f" style:font-size-asian="9pt" style:font-size-complex="9pt"/>
    </style:style>
    <style:style style:name="P9" style:family="paragraph" style:parent-style-name="Normal">
      <style:paragraph-properties fo:text-align="justify" style:justify-single-word="false"/>
      <style:text-properties style:font-name="Cambria1" fo:font-size="9pt" officeooo:paragraph-rsid="00353925" style:font-size-asian="9pt" style:font-size-complex="9pt"/>
    </style:style>
    <style:style style:name="P10" style:family="paragraph" style:parent-style-name="Normal">
      <style:paragraph-properties fo:text-align="justify" style:justify-single-word="false"/>
      <style:text-properties style:font-name="Cambria1" fo:font-size="9pt" officeooo:rsid="001508fb" officeooo:paragraph-rsid="001508fb" style:font-size-asian="9pt" style:font-size-complex="9pt"/>
    </style:style>
    <style:style style:name="P11" style:family="paragraph" style:parent-style-name="Normal">
      <style:paragraph-properties fo:text-align="justify" style:justify-single-word="false"/>
      <style:text-properties style:font-name="Cambria1" fo:font-size="9pt" officeooo:rsid="000fa927" officeooo:paragraph-rsid="001508fb" style:font-size-asian="9pt" style:font-size-complex="9pt"/>
    </style:style>
    <style:style style:name="P12" style:family="paragraph" style:parent-style-name="Normal">
      <style:paragraph-properties fo:text-align="justify" style:justify-single-word="false"/>
      <style:text-properties style:font-name="Cambria1" fo:font-size="9pt" officeooo:rsid="0016af01" officeooo:paragraph-rsid="0016af01" style:font-size-asian="9pt" style:font-size-complex="9pt"/>
    </style:style>
    <style:style style:name="P13" style:family="paragraph" style:parent-style-name="Normal">
      <style:paragraph-properties fo:text-align="justify" style:justify-single-word="false"/>
      <style:text-properties style:font-name="Cambria1" fo:font-size="9pt" officeooo:rsid="0012760a" officeooo:paragraph-rsid="0012760a" style:font-size-asian="9pt" style:font-size-complex="9pt"/>
    </style:style>
    <style:style style:name="P14" style:family="paragraph" style:parent-style-name="Normal">
      <style:paragraph-properties fo:text-align="justify" style:justify-single-word="false"/>
      <style:text-properties style:font-name="Cambria1" fo:font-size="9pt" fo:font-style="normal" officeooo:rsid="0016d9aa" officeooo:paragraph-rsid="0016d9aa" style:font-size-asian="9pt" style:font-style-asian="normal" style:font-size-complex="9pt" style:font-style-complex="normal"/>
    </style:style>
    <style:style style:name="P15" style:family="paragraph" style:parent-style-name="Normal">
      <style:paragraph-properties fo:text-align="justify" style:justify-single-word="false"/>
      <style:text-properties style:font-name="Cambria1" fo:font-size="9pt" fo:font-style="normal" officeooo:rsid="00186426" officeooo:paragraph-rsid="00186426" style:font-size-asian="9pt" style:font-style-asian="normal" style:font-size-complex="9pt" style:font-style-complex="normal"/>
    </style:style>
    <style:style style:name="P16" style:family="paragraph" style:parent-style-name="Normal">
      <style:paragraph-properties fo:text-align="justify" style:justify-single-word="false"/>
      <style:text-properties style:font-name="Cambria" fo:font-size="9pt" fo:font-style="normal" officeooo:rsid="001d2815" officeooo:paragraph-rsid="00186426" style:font-name-asian="Cambria" style:font-size-asian="9pt" style:font-style-asian="normal" style:font-name-complex="Cambria" style:font-size-complex="9pt" style:font-style-complex="normal"/>
    </style:style>
    <style:style style:name="P17" style:family="paragraph" style:parent-style-name="Normal">
      <style:paragraph-properties fo:text-align="justify" style:justify-single-word="false"/>
      <style:text-properties style:font-name="Cambria" fo:font-size="9pt" fo:font-style="normal" officeooo:rsid="001e6622" officeooo:paragraph-rsid="001e6622" style:font-name-asian="Cambria" style:font-size-asian="9pt" style:font-style-asian="normal" style:font-name-complex="Cambria" style:font-size-complex="9pt" style:font-style-complex="normal"/>
    </style:style>
    <style:style style:name="P18" style:family="paragraph" style:parent-style-name="Normal">
      <style:paragraph-properties fo:text-align="justify" style:justify-single-word="false"/>
      <style:text-properties style:font-name="Cambria" fo:font-size="9pt" fo:font-style="normal" officeooo:rsid="00200aa9" officeooo:paragraph-rsid="00200aa9" style:font-name-asian="Cambria" style:font-size-asian="9pt" style:font-style-asian="normal" style:font-name-complex="Cambria" style:font-size-complex="9pt" style:font-style-complex="normal"/>
    </style:style>
    <style:style style:name="P19" style:family="paragraph" style:parent-style-name="Normal">
      <style:paragraph-properties fo:text-align="justify" style:justify-single-word="false"/>
      <style:text-properties style:font-name="Cambria" fo:font-size="9pt" fo:font-style="normal" officeooo:rsid="00213dcc" officeooo:paragraph-rsid="00213dcc" style:font-name-asian="Cambria" style:font-size-asian="9pt" style:font-style-asian="normal" style:font-name-complex="Cambria" style:font-size-complex="9pt" style:font-style-complex="normal"/>
    </style:style>
    <style:style style:name="P20" style:family="paragraph" style:parent-style-name="Normal">
      <style:paragraph-properties fo:text-align="justify" style:justify-single-word="false"/>
      <style:text-properties officeooo:paragraph-rsid="00295110"/>
    </style:style>
    <style:style style:name="P21" style:family="paragraph" style:parent-style-name="Normal">
      <style:paragraph-properties fo:text-align="justify" style:justify-single-word="false"/>
      <style:text-properties officeooo:paragraph-rsid="002a9fb5"/>
    </style:style>
    <style:style style:name="P22" style:family="paragraph" style:parent-style-name="Normal">
      <style:paragraph-properties fo:text-align="justify" style:justify-single-word="false"/>
      <style:text-properties style:font-name="Cambria" fo:font-size="9pt" fo:font-style="normal" officeooo:rsid="002bcee9" officeooo:paragraph-rsid="002bcee9" style:font-name-asian="Cambria" style:font-size-asian="9pt" style:font-style-asian="normal" style:font-name-complex="Cambria" style:font-size-complex="9pt" style:font-style-complex="normal"/>
    </style:style>
    <style:style style:name="P23" style:family="paragraph" style:parent-style-name="Normal">
      <style:paragraph-properties fo:text-align="justify" style:justify-single-word="false"/>
      <style:text-properties style:font-name="Cambria" fo:font-size="9pt" fo:font-style="normal" officeooo:rsid="002a8d2a" officeooo:paragraph-rsid="002a8d2a" style:font-name-asian="Cambria" style:font-size-asian="9pt" style:font-style-asian="normal" style:font-name-complex="Cambria" style:font-size-complex="9pt" style:font-style-complex="normal"/>
    </style:style>
    <style:style style:name="P24" style:family="paragraph" style:parent-style-name="Normal">
      <style:paragraph-properties fo:text-align="justify" style:justify-single-word="false"/>
      <style:text-properties style:font-name="Cambria" fo:font-size="9pt" fo:font-style="normal" officeooo:rsid="002a9fb5" officeooo:paragraph-rsid="002ab502" style:font-name-asian="Cambria" style:font-size-asian="9pt" style:font-style-asian="normal" style:font-name-complex="Cambria" style:font-size-complex="9pt" style:font-style-complex="normal"/>
    </style:style>
    <style:style style:name="P25" style:family="paragraph" style:parent-style-name="Normal">
      <style:paragraph-properties fo:text-align="justify" style:justify-single-word="false"/>
      <style:text-properties style:font-name="Cambria" fo:font-size="9pt" fo:font-style="normal" officeooo:rsid="002ab502" officeooo:paragraph-rsid="002ab502" style:font-name-asian="Cambria" style:font-size-asian="9pt" style:font-style-asian="normal" style:font-name-complex="Cambria" style:font-size-complex="9pt" style:font-style-complex="normal"/>
    </style:style>
    <style:style style:name="P26" style:family="paragraph" style:parent-style-name="Normal">
      <style:paragraph-properties fo:text-align="justify" style:justify-single-word="false"/>
      <style:text-properties style:font-name="Cambria" fo:font-size="9pt" fo:font-style="normal" officeooo:rsid="002f2d9e" officeooo:paragraph-rsid="002f2d9e" style:font-name-asian="Cambria" style:font-size-asian="9pt" style:font-style-asian="normal" style:font-name-complex="Cambria" style:font-size-complex="9pt" style:font-style-complex="normal"/>
    </style:style>
    <style:style style:name="P27" style:family="paragraph" style:parent-style-name="Normal">
      <style:paragraph-properties fo:text-align="justify" style:justify-single-word="false"/>
      <style:text-properties style:font-name="Cambria" fo:font-size="9pt" fo:font-style="normal" officeooo:rsid="002f2d9e" officeooo:paragraph-rsid="00319a67" style:font-name-asian="Cambria" style:font-size-asian="9pt" style:font-style-asian="normal" style:font-name-complex="Cambria" style:font-size-complex="9pt" style:font-style-complex="normal"/>
    </style:style>
    <style:style style:name="P28" style:family="paragraph" style:parent-style-name="Normal">
      <style:paragraph-properties fo:text-align="justify" style:justify-single-word="false"/>
      <style:text-properties style:font-name="Cambria" fo:font-size="9pt" officeooo:rsid="0033faa4" officeooo:paragraph-rsid="0033faa4" style:font-name-asian="Cambria" style:font-size-asian="9pt" style:font-name-complex="Cambria" style:font-size-complex="9pt"/>
    </style:style>
    <style:style style:name="P29" style:family="paragraph" style:parent-style-name="Normal">
      <style:paragraph-properties fo:text-align="justify" style:justify-single-word="false"/>
      <style:text-properties style:font-name="Cambria" fo:font-size="9pt" fo:font-style="normal" officeooo:rsid="00370302" officeooo:paragraph-rsid="00370302" style:font-name-asian="Cambria" style:font-size-asian="9pt" style:font-style-asian="normal" style:font-name-complex="Cambria" style:font-size-complex="9pt" style:font-style-complex="normal"/>
    </style:style>
    <style:style style:name="P30" style:family="paragraph" style:parent-style-name="Normal">
      <style:paragraph-properties fo:text-align="justify" style:justify-single-word="false"/>
      <style:text-properties style:font-name="Cambria" fo:font-size="9pt" fo:font-style="normal" officeooo:rsid="003adcde" officeooo:paragraph-rsid="003adcde" style:font-name-asian="Cambria" style:font-size-asian="9pt" style:font-style-asian="normal" style:font-name-complex="Cambria" style:font-size-complex="9pt" style:font-style-complex="normal"/>
    </style:style>
    <style:style style:name="P31" style:family="paragraph" style:parent-style-name="Normal">
      <style:paragraph-properties fo:text-align="justify" style:justify-single-word="false"/>
      <style:text-properties style:font-name="Cambria" fo:font-size="9pt" fo:font-style="normal" officeooo:rsid="003be8cf" officeooo:paragraph-rsid="003be8cf" style:font-name-asian="Cambria" style:font-size-asian="9pt" style:font-style-asian="normal" style:font-name-complex="Cambria" style:font-size-complex="9pt" style:font-style-complex="normal"/>
    </style:style>
    <style:style style:name="P32" style:family="paragraph" style:parent-style-name="Normal">
      <style:paragraph-properties fo:text-align="justify" style:justify-single-word="false"/>
      <style:text-properties style:font-name="Cambria" fo:font-size="9pt" fo:font-style="normal" officeooo:rsid="003be8cf" officeooo:paragraph-rsid="003d1951" style:font-name-asian="Cambria" style:font-size-asian="9pt" style:font-style-asian="normal" style:font-name-complex="Cambria" style:font-size-complex="9pt" style:font-style-complex="normal"/>
    </style:style>
    <style:style style:name="P33" style:family="paragraph" style:parent-style-name="Normal">
      <style:paragraph-properties fo:text-align="justify" style:justify-single-word="false"/>
      <style:text-properties style:font-name="Cambria" fo:font-size="9pt" fo:font-style="normal" officeooo:rsid="003d1951" officeooo:paragraph-rsid="0040f5da" style:font-name-asian="Cambria" style:font-size-asian="9pt" style:font-style-asian="normal" style:font-name-complex="Cambria" style:font-size-complex="9pt" style:font-style-complex="normal"/>
    </style:style>
    <style:style style:name="P34" style:family="paragraph" style:parent-style-name="Normal">
      <style:paragraph-properties fo:text-align="justify" style:justify-single-word="false"/>
      <style:text-properties style:font-name="Cambria" fo:font-size="9pt" fo:font-style="normal" officeooo:rsid="003ec100" officeooo:paragraph-rsid="003ec100" style:font-name-asian="Cambria" style:font-size-asian="9pt" style:font-style-asian="normal" style:font-name-complex="Cambria" style:font-size-complex="9pt" style:font-style-complex="normal"/>
    </style:style>
    <style:style style:name="P35" style:family="paragraph" style:parent-style-name="Normal">
      <style:paragraph-properties fo:text-align="justify" style:justify-single-word="false"/>
      <style:text-properties style:font-name="Cambria" fo:font-size="9pt" fo:font-style="normal" officeooo:rsid="003d1951" officeooo:paragraph-rsid="003d1951" style:font-name-asian="Cambria" style:font-size-asian="9pt" style:font-style-asian="normal" style:font-name-complex="Cambria" style:font-size-complex="9pt" style:font-style-complex="normal"/>
    </style:style>
    <style:style style:name="P36" style:family="paragraph" style:parent-style-name="Normal">
      <style:paragraph-properties fo:text-align="justify" style:justify-single-word="false"/>
      <style:text-properties style:font-name="Cambria" fo:font-size="9pt" fo:font-style="normal" officeooo:rsid="0040f5da" officeooo:paragraph-rsid="004891d5" style:font-name-asian="Cambria" style:font-size-asian="9pt" style:font-style-asian="normal" style:font-name-complex="Cambria" style:font-size-complex="9pt" style:font-style-complex="normal"/>
    </style:style>
    <style:style style:name="P37" style:family="paragraph" style:parent-style-name="Normal">
      <style:paragraph-properties fo:text-align="justify" style:justify-single-word="false"/>
      <style:text-properties style:font-name="Cambria" fo:font-size="9pt" fo:font-style="normal" officeooo:rsid="0041521f" officeooo:paragraph-rsid="0041521f" style:font-name-asian="Cambria" style:font-size-asian="9pt" style:font-style-asian="normal" style:font-name-complex="Cambria" style:font-size-complex="9pt" style:font-style-complex="normal"/>
    </style:style>
    <style:style style:name="P38" style:family="paragraph" style:parent-style-name="Normal">
      <style:paragraph-properties fo:text-align="justify" style:justify-single-word="false"/>
      <style:text-properties style:font-name="Cambria" fo:font-size="9pt" fo:font-style="normal" officeooo:rsid="00430111" officeooo:paragraph-rsid="00430111" style:font-name-asian="Cambria" style:font-size-asian="9pt" style:font-style-asian="normal" style:font-name-complex="Cambria" style:font-size-complex="9pt" style:font-style-complex="normal"/>
    </style:style>
    <style:style style:name="P39" style:family="paragraph" style:parent-style-name="Normal">
      <style:paragraph-properties fo:text-align="justify" style:justify-single-word="false"/>
      <style:text-properties style:font-name="Cambria" fo:font-size="9pt" fo:font-style="normal" officeooo:rsid="004646a9" officeooo:paragraph-rsid="004646a9" style:font-name-asian="Cambria" style:font-size-asian="9pt" style:font-style-asian="normal" style:font-name-complex="Cambria" style:font-size-complex="9pt" style:font-style-complex="normal"/>
    </style:style>
    <style:style style:name="P40" style:family="paragraph" style:parent-style-name="Normal">
      <style:paragraph-properties fo:text-align="justify" style:justify-single-word="false"/>
      <style:text-properties style:font-name="Cambria" fo:font-size="9pt" fo:font-style="normal" officeooo:rsid="00478a59" officeooo:paragraph-rsid="00478a59" style:font-name-asian="Cambria" style:font-size-asian="9pt" style:font-style-asian="normal" style:font-name-complex="Cambria" style:font-size-complex="9pt" style:font-style-complex="normal"/>
    </style:style>
    <style:style style:name="P41" style:family="paragraph" style:parent-style-name="Normal">
      <style:paragraph-properties fo:text-align="justify" style:justify-single-word="false"/>
      <style:text-properties style:font-name="Cambria" fo:font-size="9pt" fo:font-style="normal" officeooo:rsid="004c21fd" officeooo:paragraph-rsid="004c21fd" style:font-name-asian="Cambria" style:font-size-asian="9pt" style:font-style-asian="normal" style:font-name-complex="Cambria" style:font-size-complex="9pt" style:font-style-complex="normal"/>
    </style:style>
    <style:style style:name="P42" style:family="paragraph" style:parent-style-name="Normal">
      <style:paragraph-properties fo:text-align="justify" style:justify-single-word="false"/>
      <style:text-properties style:font-name="Cambria" fo:font-size="9pt" fo:font-style="normal" officeooo:rsid="004e795a" officeooo:paragraph-rsid="004e795a" style:font-name-asian="Cambria" style:font-size-asian="9pt" style:font-style-asian="normal" style:font-name-complex="Cambria" style:font-size-complex="9pt" style:font-style-complex="normal"/>
    </style:style>
    <style:style style:name="P43" style:family="paragraph" style:parent-style-name="Normal">
      <style:paragraph-properties fo:text-align="justify" style:justify-single-word="false"/>
      <style:text-properties style:font-name="Cambria" fo:font-size="9pt" fo:font-style="normal" officeooo:rsid="00500c26" officeooo:paragraph-rsid="00500c26" style:font-name-asian="Cambria" style:font-size-asian="9pt" style:font-style-asian="normal" style:font-name-complex="Cambria" style:font-size-complex="9pt" style:font-style-complex="normal"/>
    </style:style>
    <style:style style:name="P44" style:family="paragraph" style:parent-style-name="List_20_Paragraph" style:list-style-name="L1">
      <style:paragraph-properties fo:text-align="justify" style:justify-single-word="false"/>
      <style:text-properties style:font-name="Cambria1" fo:font-size="9pt" style:font-size-asian="9pt" style:font-size-complex="9pt"/>
    </style:style>
    <style:style style:name="P45" style:family="paragraph" style:parent-style-name="List_20_Paragraph" style:list-style-name="L1">
      <style:paragraph-properties fo:text-align="justify" style:justify-single-word="false"/>
    </style:style>
    <style:style style:name="T1" style:family="text">
      <style:text-properties officeooo:rsid="004e795a"/>
    </style:style>
    <style:style style:name="T2" style:family="text">
      <style:text-properties style:font-name="Cambria1" fo:font-size="9pt" fo:font-style="italic" style:font-size-asian="9pt" style:font-style-asian="italic" style:font-size-complex="9pt" style:font-style-complex="italic"/>
    </style:style>
    <style:style style:name="T3" style:family="text">
      <style:text-properties style:font-name="Cambria1" fo:font-size="9pt" style:font-size-asian="9pt" style:font-size-complex="9pt"/>
    </style:style>
    <style:style style:name="T4" style:family="text">
      <style:text-properties officeooo:rsid="001d2815"/>
    </style:style>
    <style:style style:name="T5" style:family="text">
      <style:text-properties officeooo:rsid="003416aa"/>
    </style:style>
    <style:style style:name="T6" style:family="text">
      <style:text-properties officeooo:rsid="0033faa4"/>
    </style:style>
    <style:style style:name="T7" style:family="text">
      <style:text-properties officeooo:rsid="0016d9aa"/>
    </style:style>
    <style:style style:name="T8" style:family="text">
      <style:text-properties officeooo:rsid="001b4788"/>
    </style:style>
    <style:style style:name="T9" style:family="text">
      <style:text-properties officeooo:rsid="00186426"/>
    </style:style>
    <style:style style:name="T10" style:family="text">
      <style:text-properties officeooo:rsid="001ac48f"/>
    </style:style>
    <style:style style:name="T11" style:family="text">
      <style:text-properties officeooo:rsid="002f2d9e"/>
    </style:style>
    <style:style style:name="T12" style:family="text">
      <style:text-properties officeooo:rsid="00370302"/>
    </style:style>
    <style:style style:name="T13" style:family="text">
      <style:text-properties officeooo:rsid="00353925"/>
    </style:style>
    <style:style style:name="T14" style:family="text">
      <style:text-properties officeooo:rsid="000faf76"/>
    </style:style>
    <style:style style:name="T15" style:family="text">
      <style:text-properties officeooo:rsid="000e1720"/>
    </style:style>
    <style:style style:name="T16" style:family="text">
      <style:text-properties officeooo:rsid="001508fb"/>
    </style:style>
    <style:style style:name="T17" style:family="text">
      <style:text-properties officeooo:rsid="000c3a82"/>
    </style:style>
    <style:style style:name="T18" style:family="text">
      <style:text-properties officeooo:rsid="000e72c4"/>
    </style:style>
    <style:style style:name="T19" style:family="text">
      <style:text-properties officeooo:rsid="000f381c"/>
    </style:style>
    <style:style style:name="T20" style:family="text">
      <style:text-properties officeooo:rsid="000eb787"/>
    </style:style>
    <style:style style:name="T21" style:family="text">
      <style:text-properties officeooo:rsid="00118c79"/>
    </style:style>
    <style:style style:name="T22" style:family="text">
      <style:text-properties officeooo:rsid="0016af01"/>
    </style:style>
    <style:style style:name="T23" style:family="text">
      <style:text-properties officeooo:rsid="0012760a"/>
    </style:style>
    <style:style style:name="T24" style:family="text">
      <style:text-properties fo:font-style="italic" officeooo:rsid="0016af01" style:font-style-asian="italic" style:font-style-complex="italic"/>
    </style:style>
    <style:style style:name="T25" style:family="text">
      <style:text-properties fo:font-style="normal" officeooo:rsid="0016af01" style:font-style-asian="normal" style:font-style-complex="normal"/>
    </style:style>
    <style:style style:name="T26" style:family="text">
      <style:text-properties fo:font-style="normal" officeooo:rsid="0016d9aa" style:font-style-asian="normal" style:font-style-complex="normal"/>
    </style:style>
    <style:style style:name="T27" style:family="text">
      <style:text-properties officeooo:rsid="00269fd3"/>
    </style:style>
    <style:style style:name="T28" style:family="text">
      <style:text-properties officeooo:rsid="001cab06"/>
    </style:style>
    <style:style style:name="T29" style:family="text">
      <style:text-properties officeooo:rsid="00200aa9"/>
    </style:style>
    <style:style style:name="T30" style:family="text">
      <style:text-properties fo:font-style="italic" officeooo:rsid="001cab06" style:font-style-asian="italic" style:font-style-complex="italic"/>
    </style:style>
    <style:style style:name="T31" style:family="text">
      <style:text-properties style:font-name="Cambria" officeooo:rsid="001cab06" style:font-name-asian="Cambria" style:font-name-complex="Cambria"/>
    </style:style>
    <style:style style:name="T32" style:family="text">
      <style:text-properties officeooo:rsid="001cab06" style:font-name-asian="Aptos" style:font-name-complex="Times New Roman"/>
    </style:style>
    <style:style style:name="T33" style:family="text">
      <style:text-properties style:font-name="Cambria" officeooo:rsid="001d2815" style:font-name-asian="Cambria" style:font-name-complex="Cambria"/>
    </style:style>
    <style:style style:name="T34" style:family="text">
      <style:text-properties style:font-name="Cambria" officeooo:rsid="00200aa9" style:font-name-asian="Cambria" style:font-name-complex="Cambria"/>
    </style:style>
    <style:style style:name="T35" style:family="text">
      <style:text-properties officeooo:rsid="001e6622"/>
    </style:style>
    <style:style style:name="T36" style:family="text">
      <style:text-properties officeooo:rsid="00213dcc"/>
    </style:style>
    <style:style style:name="T37" style:family="text">
      <style:text-properties officeooo:rsid="0022c65d"/>
    </style:style>
    <style:style style:name="T38" style:family="text">
      <style:text-properties officeooo:rsid="0035945b"/>
    </style:style>
    <style:style style:name="T39" style:family="text">
      <style:text-properties style:font-name="Cambria" fo:font-size="9pt" fo:font-style="normal" officeooo:rsid="0022c65d" style:font-name-asian="Cambria" style:font-size-asian="9pt" style:font-style-asian="normal" style:font-name-complex="Cambria" style:font-size-complex="9pt" style:font-style-complex="normal"/>
    </style:style>
    <style:style style:name="T40" style:family="text">
      <style:text-properties style:font-name="Cambria" fo:font-size="9pt" fo:font-style="normal" officeooo:rsid="0025f763" style:font-name-asian="Cambria" style:font-size-asian="9pt" style:font-style-asian="normal" style:font-name-complex="Cambria" style:font-size-complex="9pt" style:font-style-complex="normal"/>
    </style:style>
    <style:style style:name="T41" style:family="text">
      <style:text-properties style:font-name="Cambria" fo:font-size="9pt" fo:font-style="normal" officeooo:rsid="00295110" style:font-name-asian="Cambria" style:font-size-asian="9pt" style:font-style-asian="normal" style:font-name-complex="Cambria" style:font-size-complex="9pt" style:font-style-complex="normal"/>
    </style:style>
    <style:style style:name="T42" style:family="text">
      <style:text-properties style:font-name="Cambria" fo:font-size="9pt" fo:font-style="normal" officeooo:rsid="00269fd3" style:font-name-asian="Cambria" style:font-size-asian="9pt" style:font-style-asian="normal" style:font-name-complex="Cambria" style:font-size-complex="9pt" style:font-style-complex="normal"/>
    </style:style>
    <style:style style:name="T43" style:family="text">
      <style:text-properties style:font-name="Cambria1" fo:font-size="9pt" fo:font-style="normal" officeooo:rsid="00269fd3" style:font-name-asian="Cambria" style:font-size-asian="9pt" style:font-style-asian="normal" style:font-name-complex="Cambria" style:font-size-complex="9pt" style:font-style-complex="normal"/>
    </style:style>
    <style:style style:name="T44" style:family="text">
      <style:text-properties style:font-name="Cambria1" fo:font-size="9pt" officeooo:rsid="0035945b" style:font-size-asian="9pt" style:font-size-complex="9pt"/>
    </style:style>
    <style:style style:name="T45" style:family="text">
      <style:text-properties style:font-name="Cambria1" fo:font-size="9pt" officeooo:rsid="00295110" style:font-size-asian="9pt" style:font-size-complex="9pt"/>
    </style:style>
    <style:style style:name="T46" style:family="text">
      <style:text-properties style:font-name="Cambria" fo:font-size="9pt" fo:font-style="normal" officeooo:rsid="0028893e" style:font-name-asian="Cambria" style:font-size-asian="9pt" style:font-style-asian="normal" style:font-name-complex="Cambria" style:font-size-complex="9pt" style:font-style-complex="normal"/>
    </style:style>
    <style:style style:name="T47" style:family="text">
      <style:text-properties style:font-name="Cambria1" fo:font-size="9pt" fo:font-style="normal" officeooo:rsid="00295110" style:font-name-asian="Cambria" style:font-size-asian="9pt" style:font-style-asian="normal" style:font-name-complex="Cambria" style:font-size-complex="9pt" style:font-style-complex="normal"/>
    </style:style>
    <style:style style:name="T48" style:family="text">
      <style:text-properties style:font-name="Cambria1" fo:font-size="9pt" officeooo:rsid="002a9fb5" style:font-size-asian="9pt" style:font-size-complex="9pt"/>
    </style:style>
    <style:style style:name="T49" style:family="text">
      <style:text-properties style:font-name="Cambria1" fo:font-size="9pt" fo:font-style="normal" officeooo:rsid="002a8d2a" style:font-name-asian="Cambria" style:font-size-asian="9pt" style:font-style-asian="normal" style:font-name-complex="Cambria" style:font-size-complex="9pt" style:font-style-complex="normal"/>
    </style:style>
    <style:style style:name="T50" style:family="text">
      <style:text-properties style:font-name="Cambria" fo:font-size="9pt" fo:font-style="normal" officeooo:rsid="002a8d2a" style:font-name-asian="Cambria" style:font-size-asian="9pt" style:font-style-asian="normal" style:font-name-complex="Cambria" style:font-size-complex="9pt" style:font-style-complex="normal"/>
    </style:style>
    <style:style style:name="T51" style:family="text">
      <style:text-properties officeooo:rsid="002d586b"/>
    </style:style>
    <style:style style:name="T52" style:family="text">
      <style:text-properties officeooo:rsid="002a9fb5"/>
    </style:style>
    <style:style style:name="T53" style:family="text">
      <style:text-properties officeooo:rsid="002ab502"/>
    </style:style>
    <style:style style:name="T54" style:family="text">
      <style:text-properties officeooo:rsid="00369cb4"/>
    </style:style>
    <style:style style:name="T55" style:family="text">
      <style:text-properties officeooo:rsid="00319a67"/>
    </style:style>
    <style:style style:name="T56" style:family="text">
      <style:text-properties officeooo:rsid="00321a06"/>
    </style:style>
    <style:style style:name="T57" style:family="text">
      <style:text-properties fo:font-style="normal" officeooo:rsid="00370302" style:font-style-asian="normal" style:font-style-complex="normal"/>
    </style:style>
    <style:style style:name="T58" style:family="text">
      <style:text-properties fo:font-style="normal" style:font-style-asian="normal" style:font-style-complex="normal"/>
    </style:style>
    <style:style style:name="T59" style:family="text">
      <style:text-properties fo:font-style="normal" officeooo:rsid="00369cb4" style:font-style-asian="normal" style:font-style-complex="normal"/>
    </style:style>
    <style:style style:name="T60" style:family="text">
      <style:text-properties officeooo:rsid="0037ddb0"/>
    </style:style>
    <style:style style:name="T61" style:family="text">
      <style:text-properties officeooo:rsid="003be8cf"/>
    </style:style>
    <style:style style:name="T62" style:family="text">
      <style:text-properties officeooo:rsid="003d1951"/>
    </style:style>
    <style:style style:name="T63" style:family="text">
      <style:text-properties officeooo:rsid="003ec100"/>
    </style:style>
    <style:style style:name="T64" style:family="text">
      <style:text-properties officeooo:rsid="0040f5da"/>
    </style:style>
    <style:style style:name="T65" style:family="text">
      <style:text-properties officeooo:rsid="003f67e4"/>
    </style:style>
    <style:style style:name="T66" style:family="text">
      <style:text-properties officeooo:rsid="0041521f"/>
    </style:style>
    <style:style style:name="T67" style:family="text">
      <style:text-properties officeooo:rsid="00410b54"/>
    </style:style>
    <style:style style:name="T68" style:family="text">
      <style:text-properties officeooo:rsid="004891d5"/>
    </style:style>
    <style:style style:name="T69" style:family="text">
      <style:text-properties officeooo:rsid="00430111"/>
    </style:style>
    <style:style style:name="T70" style:family="text">
      <style:text-properties officeooo:rsid="0043f108"/>
    </style:style>
    <style:style style:name="T71" style:family="text">
      <style:text-properties officeooo:rsid="004646a9"/>
    </style:style>
    <style:style style:name="T72" style:family="text">
      <style:text-properties officeooo:rsid="00478a59"/>
    </style:style>
    <style:style style:name="T73" style:family="text">
      <style:text-properties officeooo:rsid="004801f6"/>
    </style:style>
    <style:style style:name="T74" style:family="text">
      <style:text-properties officeooo:rsid="00500c26"/>
    </style:style>
    <style:style style:name="T75" style:family="text">
      <style:text-properties officeooo:rsid="004c21f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 hadn’t planned for the rain.</text:p>
      <text:p text:style-name="P2">It had come down in a deluge late in the evening, drowning the cobbles and spilling rivers of lamplit mercury across the footpaths of London. The sky would have been similar, the pallid clouds only lit by the waning moon, if we could have seen them behind the smog and chimney stacks. From the gutter of the cavernous warehouse before us flowed this great column of water, drilling into the barren dirt with a thick, thudding rhythm, joined by the chorus of the rain that kept drizzling. </text:p>
      <text:p text:style-name="P2">Jumping the thin wire fence at the perimeter had been routine, at this point. Wait for the patrol at Mallard Lane to go by and the evening haze envelop them, then use the railing and the jutting brickwork to hop over the top. The water brought with it its own set of challenges – high noise, low visibility, sodden shoes – but that went the same for the gateland guards. </text:p>
      <text:p text:style-name="P2">The rookery was known territory to us now. <text:span text:style-name="T1">It </text:span>was both the simplest and most difficult section to traverse. Wedged between this row of terraced homes was a jumble of wood, cloth, and iron arranged in forms approaching habitable shelters. The most stable looking of them were the wooden galleries tacked onto the back of the brick buildings, like some kind of parasitic growth, making the brick look ill and shoddy by relation. The odd gallery would even have thin iron roofing to spill the rainwater onto the shelter and mud below. Further towards the centre of the space, concepts like comfort or safety broke down. The result was a sea of rickety tenements at odd angles, all webbed together by thin mud-trodden pathways that stank of old tom and acrid smoke. There were no streetlamps to break the night, and no-one to light them even if there were, only the odd wood fire and tallow candle. And this was only the space between these two terraces. There were another six or seven of these spaces jammed between the other terraces that we stacked either side. The allure of the gateland with its plentiful labour and wealth of opportunities attracted all sorts. Compound that with less than lax oversight and building regulation for pennies on the pound and you have the rookery.</text:p>
      <text:p text:style-name="P2"><text:soft-page-break/>Usually, even at this time, there would have been plenty of rag-laden figures still meandering around, punctuating the night with exclamation and laughter. Statistically, one of those pairs of eyes would be opportunistic or desperate enough to catch no good rascals skulking through the night, especially for a reward from the constabulary for catching trespassers without a work ticket. The trick, as Susie had learnt, was to utterly be at ease with the place. Walk slowly, nod and idly converse with anyone you came by. Look defeated, but with a layer of happiness or bravado. Look as though you were in between shifts on the tip or on the rail but flash a gin-bright smile to yourself. With any luck, a resident would simply take you for a day labourer. Susie herself had gone the extra mile tonight, keeping her shop girl attire on and griming it up a little.</text:p>
      <text:p text:style-name="P2">Fortunately, none of us needed to apply ourselves in such a manner this time. The rain had kept most folk out of our way, and us out of most folk’s sight. Susie seemed a little put out that her costume wouldn’t see much use. Eggy had the swagger regardless. Zachary was clearly relieved. I kept focus. It had also washed away any source of light that the inhabitants might have lit, and we took a little longer than planned to make our way through and out onto the cobbles.</text:p>
      <text:p text:style-name="P3"><text:span text:style-name="T1">A</text:span>round us sprawled Industry; the grey tangle of railways replete with burdened flat wagons, black-water canals choked with barges and cargo boats to sail on through to the Thames, and red-brick rows of warehouses, factories, worker’s lodgings. In the day, this district rumbled with the fiery roar of furnaces and engines and the shouts of porters. Now, before the dawn, it was a hollow place, with naught but ashes dusting the compacted earth and raindrops clattering off the steel and macadam. In but a few short hours, this place would ignite again. Manpower, coal fire, steam, all pieces of this great industrious machine, and all driving in unison. By then, I, we, will long be someplace else. With any luck.</text:p>
      <text:p text:style-name="P2">And now, the four of us scampered forwards, across the forecourt and up to the wooden doors of the warehouse. Some kind of brickwork pattern and white paint typography adorned the stout brick wall, too hard to see between the rain and the early morning darkness, even with <text:soft-page-break/>the odd streetlamp throwing the barest minimum of light into the forecourt. I motioned forward to Eggy. Wiping his hands on his black cotton trousers, he sized up the door and its iron ring handle for a moment, swaying as he walked. After a moment, he gripped the ring with both hands and threw himself backwards with a practiced strain. Unlocked. </text:p>
      <text:p text:style-name="P2">The door croaked open with an unsteady juddering. Zachary stayed close to the wall as the rainwater from the gutter splashed but a couple of feet away from his crouched form. His lower face was obscured by a blackened oil rag he had taken to wrapping around his head as of recent excursions, but his fierce blue eyes betrayed a degree of anxiety at the sound. His head whipped around to scan the yard we had cut through. The sound also conveniently masked my slow sigh of relief. Eggy had said that this warehouse often forgot to lock these doors on Thursday evenings. The hinges were in bad condition, so a quick pull to check it was locked wouldn’t ascertain much. Someone unmotivated enough on closing might not care either way. </text:p>
      <text:p text:style-name="P2">I was glad to see Eggy’s intuition was right. After the last couple of attempts, we had burnt all our other routes into the inner perimeter. Of course, had this one through the loading warehouse been a bust, there would have been others. There were always holes in security as lax as the gateland’s, but it would have taken time and risked one of the team being captured.</text:p>
      <text:p text:style-name="P2">Once the gap in the yawning doors was wide enough, we slid in. Save for the thin crack of outside lamplight from between the ajar doors, the darkness within the warehouse was overwhelming. The smell of the air was dusty, earthy, and damp. I blinked quickly and repeatedly to adjust my eyes as Eggy pulled the door closed. The noise of the rain receded slightly, replaced with a more distant rhythm upon the door, the rooftop, and the glass windows high up on the walls. <text:s/>More closely, there was the sound of our clothes dripping on the warehouse floor. </text:p>
      <text:p text:style-name="P2">“Wait. Give me a moment.”</text:p>
      <text:p text:style-name="P2"><text:soft-page-break/>There was a sound of fumbling and something wet to my right, followed by the rattling of a matchbox, and the sound of someone wringing fabric out on my left.</text:p>
      <text:p text:style-name="P2">“And you’re sure it’s just stone, lime, that kind of thing?”</text:p>
      <text:p text:style-name="P2">There was a soft exhale in front of me in between gouts of water splashing on the ground to my left.</text:p>
      <text:p text:style-name="P2">“You can keep asking, it’s still safe.”</text:p>
      <text:p text:style-name="P2">My eyes were adjusted enough to see a smudge of yellowish light out in the far corner of the cavernous space of the warehouse. I squinted slightly, only for the roar of a match sputtering into light to dazzle me into closing them entirely. I must have reacted audibly, for when I opened them, I saw a thin candle on a tray, lit and illuminating the face of a short, thin boy with curled black hair.</text:p>
      <text:p text:style-name="P2">“Sorry, Iffy,” mumbled Zachary.</text:p>
      <text:p text:style-name="P2">“All’s serene, Zachary,” I sighed.</text:p>
      <text:p text:style-name="P2">Eggy, standing in front of me, was tall and seemingly cut from stone himself, with angular features and close-cropped hair. The only thing betraying a sense of youth under the austere veneer was a frankly feeble attempt at facial hair.</text:p>
      <text:p text:style-name="P2">“Just don’t get too close to the timber stacks, eh, Zach,” whispered Eggy, as he started to slide further into the warehouse and out of clear candlelight.</text:p>
      <text:p text:style-name="P2">“What? I said—­­­­­­­­­­­­­­­­­­­­­­­­­" Zachary started to complain, but I cut the banter short.</text:p>
      <text:p text:style-name="P4"><text:span text:style-name="Default_20_Paragraph_20_Font"><text:span text:style-name="T2">Eggy’s on top form tonight</text:span></text:span><text:span text:style-name="Default_20_Paragraph_20_Font"><text:span text:style-name="T3">, I thought.</text:span></text:span></text:p>
      <text:p text:style-name="P2">“Enough. Zachary, it’s not like the timber will catch like oil. Vigilance.”</text:p>
      <text:p text:style-name="P2">“Vigilance,” echoed Zachary.</text:p>
      <text:p text:style-name="P2">I turned to the left, where a something between a <text:span text:style-name="T4">strawberry-blonde </text:span>girl and a drenched floor mop stood, frantically wringing the drapes of <text:soft-page-break/>her outfit. “And Susie, I know you’re wet, but let’s not make it so obvious we came through here.”</text:p>
      <text:p text:style-name="P2">Susie looked up with a venomous glare. “It’s not like you three are being subtle, dripping and leaving footprints as you are. Plus, you didn’t come in your work rags.”</text:p>
      <text:p text:style-name="P2">Over the sound of straining fabric and dribbles of water, Eggy’s mocking tone came from the shadows. “At least you’ve washed out all that mud now, eh?”</text:p>
      <text:p text:style-name="P2">“Eggy, stop it,” I loudly whispered in his general direction. “Susie, you decided to bring that dress yourself… but you’re right. We need to do something about the water trail if we don’t want to burn this route.” </text:p>
      <text:p text:style-name="P2">The warehouse, or what I could see from the faint candlelight, had two stories. The solid ground floor, where we were now, seemed to be for heavier goods. A little behind Zachary, blocks of cut stone were stacked neatly, the flecks of something quartz-like reflecting in the flickering light. <text:span text:style-name="T5">They seemed to stretch to the left wall.</text:span> The central aisle was clear and lead to the far end of the warehouse, which is presumably where Eggy had sauntered down. <text:span text:style-name="T6">O</text:span>n the <text:span text:style-name="T6">right</text:span>, held by iron columns, was the loft. The air of the entire place was thick with dust. Clearly, this warehouse didn’t see all too much movement, just as Eggy as said.</text:p>
      <text:p text:style-name="P2">The chill had started to set in. I noticed my jaw was involuntarily clenched, and I released it as I rubbed both of my upper arms. I took off my oilcloth jacket to let my dark grey linen shirt dry quicker, holding it in a bundle in one arm, as I set off down the aisle looking for <text:span text:style-name="T5">some way up to the loft</text:span>. Zachary totted beside me, straining for a hint of the ceiling, whilst Susie trudged behind, now simply removing what outerwear she could and eyeing a place between the stone to stash it away.</text:p>
      <text:p text:style-name="P2">The first time I had run with the Troupe, I had made the mistake of wearing something far too bespoke for slinking down cobbled alleyways and darting past gateland security. The others were a little too suspicious; a girl, suddenly appearing and wanting to run the gate, wearing a perfect outfit. Oilcloth and linen, leather boots and even a <text:soft-page-break/>leather satchel. Entirely replacing my outfit would raise more eyebrows. The next time I came to a meetup, I leant into the idea that she’d stolen each piece and simply shone them up to make a good impression. Of course, beforehand, I had scratched up the boots, washed and stretched the linen shirt such that it hung a little loose, and stitched different initials in each article. </text:p>
      <text:p text:style-name="P2">Seems like there were things other than stone on the ground floor. Sacks of coal and coke, crates of slate and lime. I spoke calmly to our resident tool-bag as we walked.</text:p>
      <text:p text:style-name="P2">“Ideas, Zachary?”</text:p>
      <text:p text:style-name="P2">Zachary turned around, causing Susie to stop in her tracks mid-wring. He took a moment to crane around her to appreciate the perfect line of puddly footsteps stretching on into the shadows and presumably to the door where it would begin in a grand, wet splotch.</text:p>
      <text:p text:style-name="P2">“Well, uh… we could wipe it up behind us, hope it dries before too long?”</text:p>
      <text:p text:style-name="P2">Noticeably, from our right this time, there was a guffaw. </text:p>
      <text:p text:style-name="P2">“Great idea! Susie, thanks for being a good sport. I’m sure the dust will really add to the mop look you’re going for.”</text:p>
      <text:p text:style-name="P2">I guess he thought the same I did. I smirked internally, but over the cries of indignance from Susie, I commanded, “Said shut it, Eggy!”</text:p>
      <text:p text:style-name="P2">“Fine, fine,” came the reply as we <text:span text:style-name="T5">came towards the end of the aisle</text:span>. Eggy’s form was visible on our right now, silhouetted against the thin strips of yellowy light I saw before. Looked like some kind of archways out to a loading dock, the streetlamps outside providing some miniscule contrast to our pitch-black warehouse <text:span text:style-name="T6">through the seams in the door</text:span>.</text:p>
      <text:p text:style-name="P2">Zachary gave it a second crack. “Well, if we can’t get rid of the water, maybe we could… add some more?”</text:p>
      <text:p text:style-name="P2">“I’m doing the best I can, Zach,” grimaced Susie.</text:p>
      <text:p text:style-name="P2">“No, no, more like—"</text:p>
      <text:p text:style-name="P2"><text:soft-page-break/>“Good lord, is Zachary suggesting we… break a window?” Eggy chimed in, now with his hands on his hips, still looking out of the arches.</text:p>
      <text:p text:style-name="P2">“No! But… maybe?”</text:p>
      <text:p text:style-name="P2">I sighed in contemplation as I looked at my wristwatch. We had a little time, at least. We had made good time through the rookery – a record, if the Troupe had a leaderboard for best time per area. I looked back up to the <text:span text:style-name="T5">right and ran my eyes along the loft, or what little of it I could see</text:span>. There should be some kind of stairs or ladder up to the loft – <text:span text:style-name="T5">maybe we had missed it...</text:span></text:p>
      <text:p text:style-name="P2">Breaking me out of my squinting at shadows, Eggy clapped me and Zachary on the shoulder, and stuck his head between us with a grin. <text:span text:style-name="T5">I hadn’t noticed him approaching.</text:span></text:p>
      <text:p text:style-name="P2">“In all seriousness, I don’t think we need to worry,” Eggy said, relenting his grip and standing up straight, generously within the light from the candle. “I don’t think this place gets seriously used more than a few times a week. Probably less, if we’re talking about someone who cares.”</text:p>
      <text:p text:style-name="P2">I stayed cool. “Well, when we get to the skylight—”</text:p>
      <text:p text:style-name="P4"><text:span text:style-name="Default_20_Paragraph_20_Font"><text:span text:style-name="T3">Susie cut in from a little way away behind a stack of stone. “You </text:span></text:span><text:span text:style-name="Default_20_Paragraph_20_Font"><text:span text:style-name="T2">cannot</text:span></text:span><text:span text:style-name="Default_20_Paragraph_20_Font"><text:span text:style-name="T3"> seriously be suggesting that in this weather.”</text:span></text:span></text:p>
      <text:p text:style-name="P5">Here we go.</text:p>
      <text:p text:style-name="P2">“—I said, when we get to the skylight, we can try and open the others a little. If they’re all open, it makes it plausible that someone just forgot to close them. Storm comes overnight, warehouse floor soaked. That sound alright?” I was half-trying to sound logical, half-trying to reassure Zachary. When Eggy dropped his shoulders, I inhaled sharply, trying not to curse.</text:p>
      <text:p text:style-name="P2">“Sorry, Iffy, but Susie makes a good point. It’s all fun and games, making a run, but it’s always been risky, your plan. Half the reason why I wanted to come along, to say we got the closest of anyone, with the craziest plan of anyone’s. But no-one said anything about rain. Up there? Someone slips, and that’s it. No quick little dash away from the <text:soft-page-break/>gaties, no high-fiving and trying again next week, just a twenty-foot drop into oblivion.”</text:p>
      <text:p text:style-name="P2">Zachary seemed to quiver at that last bit, both hands clutching the candle tray a little tighter.</text:p>
      <text:p text:style-name="P2">“I think that’s hyperbole—” I began, collected. <text:span text:style-name="T7">The </text:span><text:span text:style-name="T8">row of</text:span><text:span text:style-name="T7"> </text:span><text:span text:style-name="T8">warehouses were all connected –</text:span><text:span text:style-name="T7"> scaffolding, pipes that we could shuffle over – </text:span><text:span text:style-name="T8">and </text:span><text:span text:style-name="T7">there’d be things to break our fall if any of us were stupid and did get hurt. I was sure of it.</text:span></text:p>
      <text:p text:style-name="P2">“No, Iffy, don’t argue, and don’t go trying to use big words to sound smarter. There’s no point in something so risky. If this <text:span text:style-name="T9">way</text:span> is burnt, it’s burnt.”</text:p>
      <text:p text:style-name="P6">There’s every point, not that Eggy would really hear it right now. I had been trying to patch over my plan for the whole way here, what with me not planning for the rain, and it was understandable that were all cold, wet, and irritable. </text:p>
      <text:p text:style-name="P7"><text:span text:style-name="T10">I</text:span><text:span text:style-name="T8">n that moment, i</text:span><text:span text:style-name="T9">n my mind, I saw the sea. </text:span></text:p>
      <text:p text:style-name="P7"><text:span text:style-name="T9">It was sunny, clear, a warm breeze, the tide coming in at my feet. I</text:span> <text:span text:style-name="T9">read the ripples in the waters, how the waves lapped at the rocks </text:span><text:span text:style-name="T10">in the distance</text:span><text:span text:style-name="T9"> and </text:span><text:span text:style-name="T10">ricocheted, dispersing out</text:span><text:span text:style-name="T9">. Patterns.</text:span></text:p>
      <text:p text:style-name="P6">Eggy <text:span text:style-name="T9">was pent up. He was bored, in a way. He was someone who wanted firm decisions.</text:span> <text:span text:style-name="T9">He </text:span>would go in for the kill on hearing something appeasing to the others. First, he’d pull rank, say—</text:p>
      <text:p text:style-name="P2">“I’ve been doing this longer than any of you,” said Eggy, <text:span text:style-name="T10">hearing his voice </text:span>sweep over each of us. “So, my word counts.”</text:p>
      <text:p text:style-name="P6">—then generally gain a head of steam, getting more and more vexed as the discussion went on. <text:span text:style-name="T9">H</text:span>e’d derail my whole plan, questioning every decision until we’re completely rudderless. </text:p>
      <text:p text:style-name="P8"><text:span text:style-name="T9">The sea. </text:span><text:span text:style-name="T10">A pebble appeared in my hand, craggy and heavy. I threw it without much force, watched it plop into the water with a column of spray. Waited, watched the ripples. Another pebble, this one smoother </text:span><text:soft-page-break/><text:span text:style-name="T11">and rounder</text:span><text:span text:style-name="T10">. I rolled it in my hand before throwing it, the tiny bit of backspin making it skim the surface once before it too sank. Ripples. </text:span></text:p>
      <text:p text:style-name="P8"><text:span text:style-name="T10">I opened my eyes again, winced at the candle again. </text:span>The best way to deal with Eggy was to soothe his ego.</text:p>
      <text:p text:style-name="P2">“Well, what’s your idea then, Eggy?”</text:p>
      <text:p text:style-name="P2">That gave Eggy pause. I think he was expecting a bit more of a fight from the outset. He thought for a few moments, bringing a hand to his chin, then looked around. His eyes must have indeed been trained and experienced, more than mine, since he seemed to take in a great deal of detail from sheer darkness. </text:p>
      <text:p text:style-name="P4"><text:span text:style-name="Default_20_Paragraph_20_Font"><text:span text:style-name="T2">He’s already got a plan</text:span></text:span><text:span text:style-name="Default_20_Paragraph_20_Font"><text:span text:style-name="T3">.</text:span></text:span></text:p>
      <text:p text:style-name="P9">Eggy had a cheeky little smile as he swaggered away from the group towards the archways, prompting us to follow. <text:span text:style-name="T5">As we did so, I saw the outline of a ladder to the left of the archways </text:span><text:span text:style-name="T12">in the corner</text:span><text:span text:style-name="T5">, </text:span><text:span text:style-name="T13">jutting dimly upward to the loft in the candlelight</text:span><text:span text:style-name="T5">. </text:span><text:span text:style-name="T13">I decided to let it lie for now, but nudged Zachary and pointed as Eggy began to speak.</text:span> </text:p>
      <text:p text:style-name="P9">“As far as I see it, chaps, we’ve got to change tact. It’s happened before; it’ll happen again. Now, we can put Iffy’s little rooftop hop,” he enunciated the ‘top’ and ‘hop’ with some finger puppetry. </text:p>
      <text:p text:style-name="P4"><text:span text:style-name="Default_20_Paragraph_20_Font"><text:span text:style-name="T2">Prick.</text:span></text:span><text:span text:style-name="Default_20_Paragraph_20_Font"><text:span text:style-name="T3"> </text:span></text:span></text:p>
      <text:p text:style-name="P2">“Back in the oven for now. But as we return one thing to the oven, we must take another beautiful, piping hot dish out.”</text:p>
      <text:p text:style-name="P2">We <text:span text:style-name="T5">stood before</text:span> at the archways. They ran about a third of the length of the warehouse wall and were three in all. <text:span text:style-name="T13">Above us ran the wooden floor of the loft. </text:span>The brickwork around their edges were slightly mottled and decorated with dots of bleached lichen. Set in them were heavy double-leaf wooden doors, imposing and wide, but warped just enough to let thin streams of jaundiced light peel around the seams. Set within the middlemost door was a smaller wicket door just large enough for a man to step through.</text:p>
      <text:p text:style-name="P2"><text:soft-page-break/>Eggy went up to the middlemost door, found the bolt on the wicket door, jiggled it a bit, then pulled it open. Immediately, the sound of the rain came back into focus in my mind. Eggy blocked the way for a moment, bathing himself in yellowy lamplight, seemingly confirmed something, then stepped aside as we ushered closer.</text:p>
      <text:p text:style-name="P2">Beyond the archways stretched the loading dock. Its stone surface was slicked with algae and canal water, pockmarked with little dents and divets that would catch the rain for a moment <text:span text:style-name="T14">before </text:span>yet more rain <text:span text:style-name="T14">took its place</text:span>. A light dusting of sawdust is all that kept a worker from slipping. Iron mooring rings and bollards were sunk into the masonry along the canal-side. On the near side, a single timber pole, half rotted, held an unlit lantern. Instead, everything nearby was bathed in light by the streetlamps from the raised pathway opposite us on the other side of the canal some twenty feet away. Overhead dangled chains from an iron hoist beam in front of a black loft door, the chains rattling in the wind.</text:p>
      <text:p text:style-name="P2">“We nick a <text:span text:style-name="T15">boat</text:span>,” grinned Eggy.</text:p>
      <text:p text:style-name="P2"><text:span text:style-name="T16">I pressed my lips together. </text:span>Bobbing <text:span text:style-name="T17">there, moored limply on </text:span><text:span text:style-name="T16">an</text:span><text:span text:style-name="T17"> </text:span><text:span text:style-name="T16">iron ring</text:span><text:span text:style-name="T17">, was a narrowboat. </text:span><text:span text:style-name="T18">Its black hull sagged low in the </text:span><text:span text:style-name="T19">dark, scummy</text:span><text:span text:style-name="T18"> water under the weight of its cargo. Its hold, full of </text:span><text:span text:style-name="T20">barrels and crates, were covered loosely with an undyed tarpaulin</text:span><text:span text:style-name="T18">, </text:span><text:span text:style-name="T20">small pockets of rainwater captured in its nooks and crevices. </text:span><text:span text:style-name="T16">My eyes ran along the length of the boat. </text:span><text:span text:style-name="T20">On the stern was a flash of colour – the cabin’s doors were painted with fanciful illustrations of roses and castles.</text:span><text:span text:style-name="T19"> </text:span><text:span text:style-name="T16">A</text:span><text:span text:style-name="T19">ll of it was cast in shifting golden ripples, </text:span><text:span text:style-name="T16">broken only by the sheets of rain</text:span><text:span text:style-name="T19">.</text:span><text:span text:style-name="T20"> Two sturdy looking planks of wood</text:span><text:span text:style-name="T18"> </text:span><text:span text:style-name="T20">laid across the gap from the </text:span><text:span text:style-name="T19">counter</text:span><text:span text:style-name="T20"> to the dock’s edge.</text:span></text:p>
      <text:p text:style-name="P10">I wondered how obviously my emotion came through to the others before I forced a tight smile and let the words hang. </text:p>
      <text:p text:style-name="P11"><text:span text:style-name="T14">For one, </text:span><text:span text:style-name="T21">this plan</text:span><text:span text:style-name="T14"> wasn’t smart. </text:span><text:span text:style-name="T16">If it had an engine, it would be loud. If it needed pulling, it’d need legging. Slow, tiring, </text:span><text:span text:style-name="T22">exposed</text:span><text:span text:style-name="T16">.</text:span><text:span text:style-name="T21"> </text:span><text:span text:style-name="T16">B</text:span><text:span text:style-name="T21">ut more importantly, we’d have to ditch </text:span><text:span text:style-name="T23">it at the next lock, and even </text:span><text:span text:style-name="T22">if we scarpered</text:span><text:span text:style-name="T23">, the lock-master would raise the alarm </text:span><text:span text:style-name="T16">of </text:span><text:span text:style-name="T22">an adrift narrowboat</text:span><text:span text:style-name="T23"> to gateland security.</text:span></text:p>
      <text:p text:style-name="P12"><text:soft-page-break/>But as I met eyes with Eggy, he wasn’t trying to be smart. He was trying to irk me. The plan<text:span text:style-name="T16"> was thrill-seeking, with no thought as to consequence</text:span><text:span text:style-name="T14">. </text:span>MacReedy, <text:span text:style-name="T9">the one that had come up with the game of running the gate</text:span>, had long been vying to sail the canals to the gate, so much so that the guards had almost picked him up after he tried stealing a boat himself a month back. Too bad he hadn’t checked for the boatman and his family that were sleeping aboard. MacReedy deserved more than the black eye he got away with.<text:span text:style-name="T14"> </text:span></text:p>
      <text:p text:style-name="P12">Eggy knew I cared about making a good run more than most, even if he didn’t know why. That made his impish grin twist my stomach all the more.</text:p>
      <text:p text:style-name="P13">“<text:span text:style-name="T22">Are you </text:span><text:span text:style-name="T24">fucking</text:span><text:span text:style-name="T25"> kidding me, Eric?” </text:span><text:span text:style-name="T26">Susie shrieked, with such a heat behind it that it made Eggy drop his grin. Zachary backed out of the doorway into the warehouse, fiddling with something on his jacket. Susie was the only one that got away with calling Eggy by his real name, and she relished the opportunity to use it sparsely and effectively.</text:span></text:p>
      <text:p text:style-name="P14">Eggy – Eric, I smirked – somewhat uncharacteristically scrambled to defend himself.</text:p>
      <text:p text:style-name="P14">“What? It’s about as dumb as <text:span text:style-name="T9">climbing on the roof</text:span>! It’s raining so hard, the gaties won’t be by the canal edge, and we’d be able to get up to the next lock quick enough <text:span text:style-name="T27">with the canal current</text:span>.” <text:span text:style-name="T9">He took a breath as he straightened up a little. “</text:span><text:span text:style-name="T4">You know, once we get it moving. </text:span><text:span text:style-name="T9">Then… we figure it out from there.”</text:span></text:p>
      <text:p text:style-name="P14">“<text:span text:style-name="T9">Listen to yourself! You haven’t actually got a plan, you’ve just got a fat head that wants to beat MacReedy at his own game.”</text:span></text:p>
      <text:p text:style-name="P15">I breathed a sigh of relief <text:span text:style-name="T8">as Susie continued.</text:span></text:p>
      <text:p text:style-name="P15">“<text:span text:style-name="T28">Sure, I don’t like the idea of </text:span><text:span text:style-name="T29">Iffy’s </text:span><text:span text:style-name="T28">warehouse run, but at least it’s actually a plan! We take it slow, the gaps are narrower than the gaps between the refinery roofs we</text:span><text:span text:style-name="T30"> both did</text:span><text:span text:style-name="T28"> a few weeks back­</text:span><text:span text:style-name="T31">—</text:span><text:span text:style-name="T28">”</text:span></text:p>
      <text:p text:style-name="P15">“<text:span text:style-name="T31">—</text:span><text:span text:style-name="T32">w</text:span><text:span text:style-name="T28">e could use the hoist ropes and the planks</text:span><text:span text:style-name="T31">—</text:span><text:span text:style-name="T28">” Zachary cut in, before getting glares from both Eggy and Susie. I put a hand on his shoulder.</text:span></text:p>
      <text:p text:style-name="P15"><text:soft-page-break/>“<text:span text:style-name="T28">A</text:span><text:span text:style-name="T31">nd we use some planks or ropes or whatever, sure. But you!” </text:span><text:span text:style-name="T33">She pointed fiercely, a drip of water firing from the end of her finger. Eggy stepped out the door ever so subtly, letting the rain graze him again. </text:span><text:span text:style-name="T34">I was glad for the sound of the rain covering Susie’s raised voice.</text:span></text:p>
      <text:p text:style-name="P16">“You’d rather just steal a boat. We get caught hopping rooftops, that’s civil. <text:span text:style-name="T35">We didn’t take anything. </text:span>We get yet another <text:span text:style-name="T29">warning</text:span> from some gaties, maybe some slap on the wrist if the company bothers to care. <text:span text:style-name="T29">Maybe we slip, but we can take stock when we see it.</text:span> We <text:span text:style-name="T35">nick</text:span> a boat, that’s criminal, <text:span text:style-name="T35">and best case you’re being shipped off. </text:span><text:span text:style-name="T29">And you have the nerve to say Iffy’s being too risky!</text:span><text:span text:style-name="T35">”</text:span></text:p>
      <text:p text:style-name="P16">“<text:span text:style-name="T29">That’s only if</text:span><text:span text:style-name="T35"> we’re caught,” smirked Eggy, trying to relight his grin.</text:span></text:p>
      <text:p text:style-name="P16">“<text:span text:style-name="T35">Oh, shut it, Eggy! You of all people should know what nicking a narrowboat means to someone’s livelihood. Imagine the boys on the wharf hear what you did. What if </text:span><text:span text:style-name="T13">was one of their families’</text:span><text:span text:style-name="T35">?”</text:span></text:p>
      <text:p text:style-name="P16">“<text:span text:style-name="T35">It isn’t,” retorted Eggy. </text:span><text:span text:style-name="T13">T</text:span><text:span text:style-name="T35">he grin </text:span><text:span text:style-name="T13">was </text:span><text:span text:style-name="T35">well and truly extinguished.</text:span></text:p>
      <text:p text:style-name="P17">Susie just stood silently, hands on hips, lent forwards.</text:p>
      <text:p text:style-name="P18">I took the opportunity to fill the silence. I hadn’t accounted for Susie defending me, but it had made the whole exchange a lot easier.</text:p>
      <text:p text:style-name="P18">“Get one of those planks, then come in out of the rain, Eggy.”</text:p>
      <text:p text:style-name="P18">Wordlessly, he strode out onto the dock, muttered something and kicked a puddle. Then, wiping the rain from his eyes, he picked up a plank, took stock, and picked up the other.</text:p>
      <text:p text:style-name="P18">Back inside, Zachary had already started eyeing up our ascent. The light through the open wicket door made it much easier to properly look around. <text:span text:style-name="T13">He stood at the bottom of the ladder, gazing up the ten-foot climb.</text:span></text:p>
      <text:p text:style-name="P18">“<text:span text:style-name="T13">So… let’s go up?</text:span><text:span text:style-name="T36">” Zachary gestured </text:span><text:span text:style-name="T13">with the candle</text:span><text:span text:style-name="T36">.</text:span><text:span text:style-name="T37"> </text:span><text:span text:style-name="T13">It was in that moment, with the strange mix of apprehension and excitement in his voice, that I didn’t really know what he was in the game for. Surely it wasn’t to be bossed around. </text:span><text:span text:style-name="T38">I gave a quick nod, and he started to climb.</text:span></text:p>
      <text:p text:style-name="P19"><text:soft-page-break/>As <text:span text:style-name="T38">I made to start climbing the ladder as well</text:span>, I went over the plan again in my head.</text:p>
      <text:p text:style-name="P20"><text:span text:style-name="T39">Of the row of five warehouses, The Hodgkins Cross-World Holding Company owned and used four of them for the storage and transport of unrefined materials through the gate. </text:span><text:span text:style-name="T40">The fifth </text:span><text:span text:style-name="T41">was the one we were standing in. It</text:span><text:span text:style-name="T40"> was separately owned by one Mr Richard Beswick, affectionately referred to as Dickwick by the porters and boatmen, according to Eggy. The canal ran along side the right of the row, </text:span><text:span text:style-name="T41">this warehouse on the end having the only practical access.</text:span><text:span text:style-name="T40"> </text:span><text:span text:style-name="T41">N</text:span><text:span text:style-name="T42">arrowboats </text:span><text:span text:style-name="T41">would</text:span><text:span text:style-name="T42"> moor and offload</text:span><text:span text:style-name="T43"> their cargo, </text:span><text:span text:style-name="T3">which Beswick’s men then </text:span><text:span text:style-name="T44">hoisted up or rolled into the warehouse, where it would later be </text:span><text:span text:style-name="T3">carted off by wagon </text:span><text:span text:style-name="T45">and dray</text:span><text:span text:style-name="T3"> into the city</text:span><text:span text:style-name="T43">. Hodg</text:span><text:span text:style-name="T42">kins, with their other four, larger warehouses, were evidently annoyed by Beswick’s holding out by owning the last warehouse of the row </text:span><text:span text:style-name="T41">and its dock</text:span><text:span text:style-name="T42">. </text:span><text:span text:style-name="T41">They</text:span><text:span text:style-name="T42"> had constructed a private railyard </text:span><text:span text:style-name="T41">on the left of the row </text:span><text:span text:style-name="T42">with a direct </text:span><text:span text:style-name="T41">line</text:span><text:span text:style-name="T42"> to some loading depot on the other side of the gate. Being as each of the row of warehouses were built together, only a narrow gap </text:span><text:span text:style-name="T41">divided </text:span><text:span text:style-name="T42">the properties </text:span><text:span text:style-name="T41">of Beswick and Hodgkins</text:span><text:span text:style-name="T42">. There was, however, quite the large wall, spiked railing, and other measures securing the </text:span><text:span text:style-name="T46">Hodgkins </text:span><text:span text:style-name="T42">courtyard, </text:span><text:span text:style-name="T41">warehouses,</text:span><text:span text:style-name="T42"> </text:span><text:span text:style-name="T46">and railway line</text:span><text:span text:style-name="T42">.</text:span></text:p>
      <text:p text:style-name="P21"><text:span text:style-name="T41">The plan was fairly simple, if not daring, and hadn’t even been entirely mine. After moving on foot generally led to runs ending at the checkpoints further towards the gates, some of the others had theorised that the only real way to win a run would be to stow themselves away aboard transport. Wagons were too small and easily searched, and neither did most boats. That left locomotives as the only</text:span><text:span text:style-name="T47"> option. </text:span><text:span text:style-name="T3">Most lines were heavily patrolled, or </text:span><text:span text:style-name="T48">had </text:span><text:span text:style-name="T3">their sidings tucked away in places impossible to reach unseen.</text:span><text:span text:style-name="T49"> The Hodgkins line had weaknesses that could be exploited;</text:span><text:span text:style-name="T50"> its adjacency to a complacent workplace, a lesser presence of night watchmen, and most interestingly, an early departure for the gate at seven minutes past four in the morning.</text:span></text:p>
      <text:p text:style-name="P22">Lost in my thoughts, the wicket door closed <text:span text:style-name="T38">with a blustery slam </text:span>right <text:span text:style-name="T38">as I was half-way up the ladder. </text:span></text:p>
      <text:p text:style-name="P22"><text:soft-page-break/>“No, don’t worry, I’ve got it,” whined Eggy from the darkness, now with the two planks over one shoulder to free up a hand to bolt the door closed. It was strange to be reliant on Zachary’s candle again, <text:span text:style-name="T38">like a glow from above</text:span>. <text:span text:style-name="T1">I kept climbing.</text:span></text:p>
      <text:p text:style-name="P23">Getting over the <text:span text:style-name="T51">Hodgkins</text:span> wall had been tried before by other groups coming this way. Between the <text:span text:style-name="T52">unnecessary</text:span> height and hostile construction <text:span text:style-name="T52">of iron and glass</text:span>, it had been abandoned for the <text:span text:style-name="T52">lit </text:span>canal path we had <text:span text:style-name="T52">glimpsed</text:span> from the loading dock doorway. At least that path seemed a sure-fire way of getting deeper into the gateland.</text:p>
      <text:p text:style-name="P23">One other group, to my knowledge, had risked the comparatively easier way into the Beswick courtyard. They had been t<text:span text:style-name="T52">hwarted when they tried to scale the wall using crates and barrels from across the yard. It was too late in the morning and they were too noisy. They were unlucky enough to rouse a nearby leerie, one of those dour lamplighters that were all too eager to alert security.</text:span></text:p>
      <text:p text:style-name="P24">The answer, I assumed, was using the warehouse itself as our entry. The <text:span text:style-name="T53">slate </text:span>rooftop was sloped horizontally, but had a small, slightly raised section along the centre for skylight windows. At its highest, the roof was thirty feet tall, but at <text:span text:style-name="T53">its lowest</text:span> <text:span text:style-name="T53">it was only twenty. The warehouse itself was maybe thirty to forty feet wide, meaning the slope from the centre to the edge of the roof was fairly gentle by warehouse standards. The height of the edge also neatly cleared the top of the wall. The row of warehouses being constructed as one unit meant that the gap between the end of one rooftop and the start of another was only a few feet, and the iron gutters would provide a little purchase to leap from. </text:span></text:p>
      <text:p text:style-name="P25">The main issue would be getting to the roof itself. It turns out that Eggy did have his uses. He was the son of a family raised on the docklands further along the Thames, so knew people that knew people. He got word that, yes, the Beswick warehouse was owned by a crotchety miser, yes, he overworked and underpaid his workers, and yes, there were skylights with maintenance ladders and cast-iron vents accessible from the loft.</text:p>
      <text:p text:style-name="P22">Getting up onto the rooftops: check. Getting across them: <text:span text:style-name="T51">doable</text:span>. Getting down? Admittedly, that part I didn’t have much to go on, since <text:soft-page-break/>no-one had been into the Hodgkins railyard before. I had <text:span text:style-name="T51">bluffed</text:span> something about using the right-most warehouse’s skylights at the other end of the row, the same way as we got up, when I was selling the idea to the Troupe a couple of weeks ago. I’m sure there’d be something. </text:p>
      <text:p text:style-name="P22">Then, we’d sneak across the railyard. Again, I didn’t have much to go on. I didn’t like not knowing now, but I did enjoy the idea of finding out in the moment. <text:span text:style-name="T51">Then, getting to the train itself. </text:span><text:span text:style-name="T11">We’d stick close to the warehouse wall before cutting across the cobbled yard, darting past a couple of sidings before finding a train that looks good. Maybe we’d have to contend with a watchman or an engine crew getting the boiler up to temperature. That would be the part that made me realise I had been chewing at the inside of my cheek</text:span> <text:span text:style-name="T11">whilst thinking. With any luck, the rain should cover the sound of our boots on the cobbles and neuter the light from any prowling lanterns. </text:span>There’d be <text:span text:style-name="T51">a covered goods van </text:span>where we could <text:span text:style-name="T11">avoid</text:span> most routine inspections, and then the only thing would be to wait for… <text:span text:style-name="T51">going through the gate. That revelation hit me with a bright, ridiculous certainty: nothing could go wrong. I’d done it. I’d be free.</text:span></text:p>
      <text:p text:style-name="P26"><text:span text:style-name="T54">I made it to the top of the ladder and stepped off onto the wooden loft. Zachary was nervously but diligently checking the nearby goods for flammability. I could really feel the ache in my shoulders from the night’s activities.</text:span> Susie <text:span text:style-name="T54">had poked her head over the lip of the loft, looking positively energised since her spat with Eggy.</text:span></text:p>
      <text:p text:style-name="P27">“Enjoyed that, did you? Well, he deserved it. <text:span text:style-name="T55">H</text:span>e’s be<text:span text:style-name="T55">en</text:span> doing my nut in th<text:span text:style-name="T55">is</text:span> whole run.”</text:p>
      <text:p text:style-name="P27">“<text:span text:style-name="T56">I heard that!” </text:span><text:span text:style-name="T54">Eggy’s voice sounded from below.</text:span></text:p>
      <text:p text:style-name="P28"><text:span text:style-name="T57">Now we were up here, we could see t</text:span><text:span text:style-name="T58">he loft w</text:span><text:span text:style-name="T59">as reasonably empty, </text:span><text:span text:style-name="T57">aside from a few barrels, what looked to be timber stacks further away, and dust. </text:span>Overhead, the slanted underside of the roof loomed, its beams criss-crossing like the ribs of some great beast, <text:span text:style-name="T12">draped</text:span> with cobwebs that shimmered in <text:span text:style-name="T12">the</text:span> candlelight. The air was thick with the musty scent of damp wood, the rain’s distant patter echoing through the glass skylights high above in the central ridge. <text:span text:style-name="T12">Off the edge of the loft was simply darkness, a great void.</text:span></text:p>
      <text:p text:style-name="P29"><text:soft-page-break/>Along the eastern wall was the loft doors I had craned my neck to see out on the deck. They were similar to the ones in the archways. Bolted shut as they were, the wind rattled them incessantly, desperate for entry. Next to the doors was a tangle of ropes and chains, <text:span text:style-name="T60">gently swaying from what gust could curl through the door seams. They were</text:span> dangling down from an iron hoist frame, <text:span text:style-name="T60">which itself was connected to a horizontal projection above it</text:span> that ran the width of the warehouse and anchored somewhere in the brickwork on the other side.</text:p>
      <text:p text:style-name="P30">I helped Suzie and Eggy with pulling the two planks of wood up the ladder whilst Zachary stepped away a little. After a few moments, Eggy heaved himself onto the loft, refusing the last few rungs and instead using the lip of the hatch itself. Somehow, his grin returned as he laid dramatically on his back, the moisture on his clothes and hair mopping up the quarter-inch of dust on the floor. If I weren’t so wet and tired, I’d have kicked him. </text:p>
      <text:p text:style-name="P30">“I see some ledge up over there,” Suzie gestured, leaning on an upright plank. Where she was pointing, there was the slightest grey haze of light caught in that upper ridge where the skylights each opened out from. It wasn’t nearly enough to illuminate any of the warehouse itself, save for just around the skylights. In that haze, the briefest hint of some kind of <text:span text:style-name="T61">ledge laid down</text:span> on the <text:span text:style-name="T61">wider </text:span>beams in the far side, above where we had come in, laid against what little light coming in there was.</text:p>
      <text:p text:style-name="P30">“That’s the way, then,” Zachary said, already moving, albeit timidly as he seemingly gave as much space as he could between the candle and whatever goods he passed.</text:p>
      <text:p text:style-name="P30">We followed, but not before a rattling <text:span text:style-name="T61">came from the chains on the hoist beam. I turned to catch a small shrug from Susie as she looped some rope over her shoulder. “Well, they aren’t gonna miss the planks, and they aren’t going to miss a rope.”</text:span></text:p>
      <text:p text:style-name="P31">The next ladder was taller than the loft ladder, but more importantly was free-standing, attaching the mezzanine loft and the skeleton of roof beams like a single suture. Every time the wind outside swelled in volume, the metal of the ladder seemed to groan.</text:p>
      <text:p text:style-name="P32"><text:soft-page-break/>I went first. As each rung came, I felt a sense of calm, a strange sort of comfort in the simple motion, <text:span text:style-name="T62">especially as the light </text:span><text:span text:style-name="T63">and the others’ terse chatter</text:span><text:span text:style-name="T62"> faded</text:span>. Climbing ladders was much harder when wet, and so for a short time, I could simply focus on that burning in my shoulders and the base of my neck<text:span text:style-name="T62">.</text:span> I never was <text:span text:style-name="T62">allowed to be </text:span>the most physical young woman, <text:span text:style-name="T62">so runs were the only form of exercise I could really get.</text:span></text:p>
      <text:p text:style-name="P33">I came to the top, the ribcage wheezing around me. Up here was a little warmer and vaguely brighter, but louder with the weather, and the dust was much thicker. A thick <text:span text:style-name="T64">drumbeat</text:span> of rain and choir of wind played against the wide skylight before me as I looked around in its gloom. There was nothing to really keep a hold of, only a few planks bridging the gap over the triangular gaps of a wide iron truss <text:span text:style-name="T65">and the truss’ supporting beams at obtuse angles.</text:span> I crawled on all fours, keeping my centre of gravity low, <text:span text:style-name="T65">my breath catching as the wood bowed gently and the dust whipped into a frenzy</text:span>. I awkwardly <text:span text:style-name="T65">threw a</text:span> wave down to the others in the ball of candlelight, <text:span text:style-name="T65">not daring to look over the edge,</text:span> then <text:span text:style-name="T63">tried examining</text:span> the skylight itself.</text:p>
      <text:p text:style-name="P34">It was wide. <text:span text:style-name="T66">Twelve feet or so</text:span>, flush with the roof, and had <text:span text:style-name="T65">some kind of fitting or metalwork around the top and bottom. The rainwater slamming into the glass created a distracting, pretty effect as the dim lamplights across the district were caught and thrown like flecks of gold. </text:span><text:span text:style-name="T66">It was broken into three panes. One was easily accessible here, the other two would need a bit of manoeuvring. As for the other skylights, they were all on this side, but there wasn’t a clear path or platform to them, save for hopping and ducking through the trusses.</text:span><text:span text:style-name="T65"> </text:span></text:p>
      <text:p text:style-name="P35"><text:span text:style-name="T65">I sighed and shook my head. </text:span>“<text:span text:style-name="T63">Don’t know what I’m looking </text:span><text:span text:style-name="T65">for</text:span><text:span text:style-name="T63">. I think there’s space for Zachary at least!” I shouted down to the others. </text:span><text:span text:style-name="T65">After some muttering, the ladder behind me started creaking again. I didn’t look around the planks, but instead through them, as if that was some consolation. I saw Zachary climbing first, using both hands, closely followed by Susie, the rope slung around her, and with one hand firmly holding the candle, trayless. When they finally came up, I shuffled forward towards the skylight to give them space.</text:span></text:p>
      <text:p text:style-name="P35"><text:soft-page-break/>“<text:span text:style-name="T65">Let’s be quick,” Zachary mumbled, half-kneeling, half-crouching as he came past me. Susie simply stood there with the candle, much more resolutely than I. Something about her posture made it seem like a breeze, standing so high up with nothing but a few inches of wood from a decisive end to tonight’s proceedings. I looked up at her.</text:span></text:p>
      <text:p text:style-name="P35">“<text:span text:style-name="T65">Eggy was complaining about the candle going up as well,” she smirked quietly. “He’s brave, he can stick out the darkness down there for us a little while.”</text:span></text:p>
      <text:p text:style-name="P35">“<text:span text:style-name="T64">No sliding vents,” Zachary pointed, sitting on his haunches to trace the frame of the glass </text:span><text:span text:style-name="T66">pane</text:span><text:span text:style-name="T64">. “But they need ventilation if there’s coal and wood here. So… there should be something like </text:span><text:span text:style-name="T66">a </text:span><text:span text:style-name="T64">latch, or…” </text:span></text:p>
      <text:p text:style-name="P36">He fumbled for a second <text:span text:style-name="T67">at the bottom of the glass </text:span>and made a face, then reached into his satchel.</text:p>
      <text:p text:style-name="P36">“<text:span text:style-name="T68">What else do you have in there exactly, Zachary?” Susie joked.</text:span></text:p>
      <text:p text:style-name="P36">Pulling out a small leaden pipe, he used it as a makeshift wrench to work out a small latch from a bed of rust, then lever it down with a grating, <text:span text:style-name="T67">gritty sound</text:span>. At a certain point, <text:span text:style-name="T67">the lever resisted him. Zachary shunted his whole body, and</text:span> the seal on the edge of the frame opened, and all at once, the rain surged around the brim, and the wind rushed in to snuff out the candlelight.</text:p>
      <text:p text:style-name="P37">I kept a hold of both myself and Zachary as he <text:span text:style-name="T69">yelled and</text:span> lurched backwards, allowing the pane to slam back into place. The dribbles of water around the edge dripped down onto the planks and into the void below us. The darkness greeted us like an old friend.</text:p>
      <text:p text:style-name="P38">Eggy’s laughter from below split the silence.</text:p>
      <text:p text:style-name="P38">“Shut it, Eggy!” Susie’s voice said from behind me somewhere. It did nothing to cease his cackling. I could just imagine him doubled over, wheezing, and my cheeks went red. That soon faded, replaced by a smile my<text:span text:style-name="T70">self</text:span> – we had <text:span text:style-name="T70">our exit.</text:span></text:p>
      <text:p text:style-name="P38">“Sorry, sorry! I just- it was rusted, I didn’t expect it to go so quickl<text:span text:style-name="T71">y—</text:span>” </text:p>
      <text:p text:style-name="P39"><text:soft-page-break/>I put a hand on Zachary’s shoulder.</text:p>
      <text:p text:style-name="P39">“<text:span text:style-name="T72">Eggy, start getting up here as well. I think we’re going to need the planks.”</text:span></text:p>
      <text:p text:style-name="P40">It was a few more minutes of sorting ourselves out before we were ready to crack open the skylight pane again. Zachary relit the candle. Eggy was able to slowly push up the planks up to Susie and I after a couple of feet of climbing. I almost fumbled the plank, wet and algaed as it was, but Eggy managed to catch it. Whatever Eggy was, he wasn’t one to let mistakes happen on his watch. Once both the planks and he was up, Eggy stood there, taking up a third of the platform. The three of us had shifted hands on his hips, tutting. </text:p>
      <text:p text:style-name="P40">“Dickwick’s cutting corners. Latch rusted as that, he <text:span text:style-name="T73">probably </text:span><text:span text:style-name="T74">ain’t</text:span><text:span text:style-name="T73"> airing out the floor. Dangerous.”</text:span></text:p>
      <text:p text:style-name="P40">“<text:span text:style-name="T73">Let’s get it open,” I said. “We go out – Eggy, </text:span><text:span text:style-name="T68">you’re the most surefooted of us.</text:span><text:span text:style-name="T73"> </text:span><text:span text:style-name="T68">Y</text:span><text:span text:style-name="T73">ou test the slates to see if we’re clear to get to the edge. If we’re lucky, the plank can span the gap on its own. Susie, if you could guard the candle.”</text:span></text:p>
      <text:p text:style-name="P40">“<text:span text:style-name="T73">Not going to guard it for long,” </text:span><text:span text:style-name="T68">said Susie. I wondered if that meant she couldn’t, or wouldn’t past a certain point.</text:span></text:p>
      <text:p text:style-name="P40">“<text:span text:style-name="T73">That’s fine, do your best,” </text:span><text:span text:style-name="T68">I replied.</text:span></text:p>
      <text:p text:style-name="P40"><text:span text:style-name="T68">Zachary perked up again. </text:span>“<text:span text:style-name="T73">We could try the rope as well? Maybe lash the planks together if they aren’t long enough?”</text:span></text:p>
      <text:p text:style-name="P40">“<text:span text:style-name="T73">We’ll come to that – we have some time, so let’s go carefully,” I nodded at Eggy. He nodded back. “</text:span><text:span text:style-name="T68">Zachary, I’ll help you open it up.”</text:span></text:p>
      <text:p text:style-name="P40">“<text:span text:style-name="T68">If we get it open and push it as high as we can, it’ll hold against the wind,” said Eggy, striding forward to take position, slightly crouched. I nodded, then tapped Zachary. He pulled the latch down, popping the pane again. Immediately, the spirits of the air outside conspired to bar our passage again, but with the effort of myself and Eggy as he </text:span><text:span text:style-name="T75">stormed out through the gap, the pane tilted up and stayed aloft.</text:span></text:p>
      <text:p text:style-name="P41"><text:soft-page-break/>I peered out. I could see a few feet of slick slates, the grim sky, the rivulets of running water, and the lip of the warehouse a dozen feet away backlit by lamps somewhere in the Hodgkins railyard. Against it was Eggy. <text:span text:style-name="T1">The candle flame was flickering madly, </text:span><text:span text:style-name="T74">painting the scene in a shaky amber.</text:span></text:p>
      <text:p text:style-name="P41">He stepped gingerly, low. The roof was slanted and slippery enough that a wrong foot could carry him off the edge. <text:span text:style-name="T1">The sound of his steps was snatched away by the wind.</text:span></text:p>
      <text:p text:style-name="P42">He came to the edge, looked down, tested something – maybe the gutter – with a foot, putting his weight on it, bouncing a little.</text:p>
      <text:p text:style-name="P42">The candle finally went out with a hiss of ‘bollocks’ from Susie, our little lighthouse for Eggy <text:span text:style-name="T74">going dark.</text:span></text:p>
      <text:p text:style-name="P43">I saw him, fainter now, flick his head around and step backwards. A spray of water flicked from his forehead, lost to the torrent.</text:p>
      <text:p text:style-name="P43">I just about made out a thumbs up.</text:p>
      <text:p text:style-name="P43">“Alright, we’re up. Susie, go next.” I have to fight to talk louder than the storm.</text:p>
      <text:p text:style-name="P43">Susie quicksteps past us and dives out, and I see her follow the same steps as Eggy.</text:p>
      <text:list text:style-name="L1">
        <text:list-item>
          <text:p text:style-name="P44"/>
        </text:list-item>
        <text:list-item>
          <text:p text:style-name="P44"/>
        </text:list-item>
        <text:list-item>
          <text:p text:style-name="P44">Zachary messes up</text:p>
        </text:list-item>
        <text:list-item>
          <text:p text:style-name="P44">Guard patrol appears suddenly</text:p>
        </text:list-item>
        <text:list-item>
          <text:p text:style-name="P44">Chase scene </text:p>
        </text:list-item>
        <text:list-item>
          <text:p text:style-name="P44">Loses tail, almost gets to the gate</text:p>
        </text:list-item>
        <text:list-item>
          <text:p text:style-name="P44">Trip some kind of alarm</text:p>
        </text:list-item>
        <text:list-item>
          <text:p text:style-name="P44">Cutaway: Wayfarer notices disturbance</text:p>
        </text:list-item>
        <text:list-item>
          <text:p text:style-name="P44">More chase</text:p>
        </text:list-item>
        <text:list-item>
          <text:p text:style-name="P44">Kirja gets caught, taken to some guard post</text:p>
        </text:list-item>
        <text:list-item>
          <text:p text:style-name="P45"><text:span text:style-name="Default_20_Paragraph_20_Font"><text:span text:style-name="T3">Kirja produces</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face style:name="Aptos Display" svg:font-family="'Aptos Display'" style:font-family-generic="roman"/>
    <style:font-face style:name="Cambria" svg:font-family="Cambria" style:font-family-generic="roman"/>
    <style:font-face style:name="Cambria1" svg:font-family="Cambri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53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true"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true" fo:background-color="transparent"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635cm" fo:margin-bottom="0.141cm"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roman" fo:font-size="20pt" style:font-name-asian="Times New Roman" style:font-family-asian="'Times New Roman'" style:font-family-generic-asian="roman" style:font-pitch-asian="variable"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282cm" fo:margin-bottom="0.141cm"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roman" fo:font-size="16pt" style:font-name-asian="Times New Roman" style:font-family-asian="'Times New Roman'" style:font-family-generic-asian="roman" style:font-pitch-asian="variable"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282cm" fo:margin-bottom="0.141cm" style:contextual-spacing="false" fo:keep-together="always" fo:hyphenation-ladder-count="no-limit" fo:hyphenation-keep="auto" loext:hyphenation-keep-type="column" fo:keep-with-next="always"/>
      <style:text-properties fo:color="#0f4761" loext:opacity="100%" fo:font-size="14pt" style:font-name-asian="Times New Roman" style:font-family-asian="'Times New Roman'" style:font-family-generic-asian="roman" style:font-pitch-asian="variable"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141cm" fo:margin-bottom="0.071cm" style:contextual-spacing="false" fo:keep-together="always" fo:hyphenation-ladder-count="no-limit" fo:hyphenation-keep="auto" loext:hyphenation-keep-type="column" fo:keep-with-next="always"/>
      <style:text-properties fo:color="#0f4761" loext:opacity="100%"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141cm" fo:margin-bottom="0.071cm" style:contextual-spacing="false" fo:keep-together="always" fo:hyphenation-ladder-count="no-limit" fo:hyphenation-keep="auto" loext:hyphenation-keep-type="column" fo:keep-with-next="always"/>
      <style:text-properties fo:color="#0f4761" loext:opacity="100%"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071cm" fo:margin-bottom="0cm" style:contextual-spacing="false" fo:keep-together="always" fo:hyphenation-ladder-count="no-limit" fo:hyphenation-keep="auto" loext:hyphenation-keep-type="column" fo:keep-with-next="always"/>
      <style:text-properties fo:color="#595959" loext:opacity="100%"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71cm" fo:margin-bottom="0cm" style:contextual-spacing="false" fo:keep-together="always" fo:hyphenation-ladder-count="no-limit" fo:hyphenation-keep="auto" loext:hyphenation-keep-type="column" fo:keep-with-next="always"/>
      <style:text-properties fo:color="#595959" loext:opacity="100%"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cm" fo:margin-bottom="0cm" style:contextual-spacing="false" fo:keep-together="always" fo:hyphenation-ladder-count="no-limit" fo:hyphenation-keep="auto" loext:hyphenation-keep-type="column" fo:keep-with-next="always"/>
      <style:text-properties fo:color="#272727" loext:opacity="100%"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cm" fo:margin-bottom="0cm" style:contextual-spacing="false" fo:keep-together="always" fo:hyphenation-ladder-count="no-limit" fo:hyphenation-keep="auto" loext:hyphenation-keep-type="column" fo:keep-with-next="always"/>
      <style:text-properties fo:color="#272727" loext:opacity="100%"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line-height="100%" fo:hyphenation-ladder-count="no-limit" fo:hyphenation-keep="auto" loext:hyphenation-keep-type="column"/>
      <style:text-properties style:font-name="Aptos Display" fo:font-family="'Aptos Display'" style:font-family-generic="roman" fo:font-size="28pt" fo:letter-spacing="-0.018cm" style:font-name-asian="Times New Roman" style:font-family-asian="'Times New Roman'" style:font-family-generic-asian="roman" style:font-pitch-asian="variable" style:font-size-asian="28pt"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style:text-properties fo:color="#595959" loext:opacity="100%" fo:font-size="14pt" fo:letter-spacing="0.026cm" style:font-name-asian="Times New Roman" style:font-family-asian="'Times New Roman'" style:font-family-generic-asian="roman" style:font-pitch-asian="variable" style:font-size-asian="14pt"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fo:hyphenation-keep="auto" loext:hyphenation-keep-type="column"/>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hyphenation-keep="auto" loext:hyphenation-keep-type="column"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roman"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WW_5f_CharLFO1LVL1" style:display-name="WW_CharLFO1LVL1" style:family="text">
      <style:text-properties style:font-name="Cambria1" fo:font-family="Cambria" style:font-family-generic="roman" style:font-pitch="variable" style:font-name-asian="Aptos" style:font-family-asian="Aptos" style:font-family-generic-asian="roman"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1$Windows_X86_64 LibreOffice_project/65412f067af443213e726c93f137ccc85c9a1e06</meta:generator>
    <dc:title/>
    <dc:description/>
    <dc:subject/>
    <meta:initial-creator>James Bradford</meta:initial-creator>
    <meta:creation-date>2025-09-12T16:33:00Z</meta:creation-date>
    <dc:date>2025-10-02T17:05:49.880000000</dc:date>
    <meta:editing-cycles>25</meta:editing-cycles>
    <meta:editing-duration>PT19H14M48S</meta:editing-duration>
    <meta:document-statistic meta:table-count="0" meta:image-count="0" meta:object-count="0" meta:page-count="20" meta:paragraph-count="162" meta:word-count="7184" meta:character-count="39271" meta:non-whitespace-character-count="32251"/>
    <meta:template xlink:type="simple" xlink:actuate="onRequest" xlink:title="" xlink:href="Normal.dotm"/>
  </office:meta>
</office:document-meta>
</file>